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34000001CA1A53CCB56A69FB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1.6618in" draw:z-index="0"><draw:image xlink:href="Pictures/1000020100000734000001CA1A53CCB56A69FBF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19:44.678917826</meta:creation-date>
    <dc:date>2020-04-12T18:20:57.339666557</dc:date>
    <meta:editing-duration>PT1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